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2958in"/>
    </style:style>
    <style:style style:name="P1" style:family="paragraph" style:parent-style-name="Table_20_Contents">
      <style:text-properties officeooo:rsid="0016e6a7" officeooo:paragraph-rsid="0016e6a7"/>
    </style:style>
    <style:style style:name="P2" style:family="paragraph" style:parent-style-name="Table_20_Contents">
      <style:text-properties officeooo:rsid="0018addf" officeooo:paragraph-rsid="0018addf"/>
    </style:style>
    <style:style style:name="P3" style:family="paragraph" style:parent-style-name="Table_20_Contents">
      <style:text-properties officeooo:rsid="0019beea" officeooo:paragraph-rsid="0019beea"/>
    </style:style>
    <style:style style:name="P4" style:family="paragraph" style:parent-style-name="Table_20_Contents">
      <style:text-properties officeooo:rsid="0019eed4" officeooo:paragraph-rsid="0019eed4"/>
    </style:style>
    <style:style style:name="P5" style:family="paragraph" style:parent-style-name="Table_20_Contents">
      <style:text-properties officeooo:rsid="001f4bf6" officeooo:paragraph-rsid="001f4bf6"/>
    </style:style>
    <style:style style:name="P6" style:family="paragraph" style:parent-style-name="Table_20_Contents">
      <style:text-properties officeooo:rsid="002302a4" officeooo:paragraph-rsid="002302a4"/>
    </style:style>
    <style:style style:name="P7" style:family="paragraph" style:parent-style-name="Table_20_Contents">
      <style:text-properties officeooo:rsid="00250a9b" officeooo:paragraph-rsid="00250a9b"/>
    </style:style>
    <style:style style:name="P8" style:family="paragraph" style:parent-style-name="Table_20_Contents">
      <style:text-properties officeooo:rsid="0027fa57" officeooo:paragraph-rsid="0027fa57"/>
    </style:style>
    <style:style style:name="P9" style:family="paragraph" style:parent-style-name="Table_20_Contents">
      <style:text-properties officeooo:rsid="002adf56" officeooo:paragraph-rsid="002adf56"/>
    </style:style>
    <style:style style:name="P10" style:family="paragraph" style:parent-style-name="Table_20_Contents">
      <style:text-properties officeooo:rsid="002d3380" officeooo:paragraph-rsid="002d3380"/>
    </style:style>
    <style:style style:name="P11" style:family="paragraph" style:parent-style-name="Table_20_Contents">
      <style:text-properties officeooo:rsid="002e6c78" officeooo:paragraph-rsid="002e6c78"/>
    </style:style>
    <style:style style:name="P12" style:family="paragraph" style:parent-style-name="Table_20_Contents">
      <style:text-properties officeooo:rsid="00304f87" officeooo:paragraph-rsid="00304f87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05a2c" officeooo:paragraph-rsid="00305a2c" style:font-weight-asian="bold" style:font-weight-complex="bold"/>
    </style:style>
    <style:style style:name="P14" style:family="paragraph" style:parent-style-name="Table_20_Contents" style:list-style-name="L1">
      <style:text-properties officeooo:rsid="0019beea" officeooo:paragraph-rsid="0019beea"/>
    </style:style>
    <style:style style:name="P15" style:family="paragraph" style:parent-style-name="Table_20_Contents" style:list-style-name="L1">
      <style:text-properties officeooo:rsid="001b017f" officeooo:paragraph-rsid="001b017f"/>
    </style:style>
    <style:style style:name="P16" style:family="paragraph" style:parent-style-name="Table_20_Contents" style:list-style-name="L2">
      <style:text-properties officeooo:rsid="0019eed4" officeooo:paragraph-rsid="0019eed4"/>
    </style:style>
    <style:style style:name="P17" style:family="paragraph" style:parent-style-name="Table_20_Contents" style:list-style-name="L2">
      <style:text-properties officeooo:rsid="00224082" officeooo:paragraph-rsid="00224082"/>
    </style:style>
    <style:style style:name="P18" style:family="paragraph" style:parent-style-name="Table_20_Contents" style:list-style-name="L2">
      <style:text-properties officeooo:rsid="00304f87" officeooo:paragraph-rsid="00304f87"/>
    </style:style>
    <style:style style:name="P19" style:family="paragraph" style:parent-style-name="Table_20_Contents" style:list-style-name="L2">
      <style:text-properties officeooo:rsid="001c9e6c" officeooo:paragraph-rsid="001c9e6c"/>
    </style:style>
    <style:style style:name="P20" style:family="paragraph" style:parent-style-name="Table_20_Contents" style:list-style-name="L2">
      <style:text-properties officeooo:rsid="001c9e6c" officeooo:paragraph-rsid="002f0ecb"/>
    </style:style>
    <style:style style:name="P21" style:family="paragraph" style:parent-style-name="Table_20_Contents" style:list-style-name="L3">
      <style:text-properties officeooo:rsid="0027fa57" officeooo:paragraph-rsid="0027fa57"/>
    </style:style>
    <style:style style:name="P22" style:family="paragraph" style:parent-style-name="Table_20_Contents" style:list-style-name="L4">
      <style:text-properties officeooo:rsid="002f0ecb" officeooo:paragraph-rsid="002f0ecb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32d5ee" officeooo:paragraph-rsid="0032d5ee" style:font-weight-asian="bold" style:font-weight-complex="bold"/>
    </style:style>
    <style:style style:name="P25" style:family="paragraph" style:parent-style-name="Table_20_Contents" style:list-style-name="L6">
      <style:paragraph-properties fo:text-align="start" style:justify-single-word="false"/>
      <style:text-properties fo:font-weight="normal" officeooo:rsid="0033e0b1" officeooo:paragraph-rsid="0033e0b1" style:font-weight-asian="normal" style:font-weight-complex="normal"/>
    </style:style>
    <style:style style:name="P26" style:family="paragraph" style:parent-style-name="Table_20_Contents" style:list-style-name="L6">
      <style:paragraph-properties fo:text-align="start" style:justify-single-word="false"/>
      <style:text-properties fo:font-weight="normal" officeooo:rsid="00348469" officeooo:paragraph-rsid="00348469" style:font-weight-asian="normal" style:font-weight-complex="normal"/>
    </style:style>
    <style:style style:name="P27" style:family="paragraph" style:parent-style-name="Table_20_Contents" style:list-style-name="L6">
      <style:paragraph-properties fo:text-align="start" style:justify-single-word="false"/>
      <style:text-properties fo:font-weight="normal" officeooo:rsid="00352806" officeooo:paragraph-rsid="00352806" style:font-weight-asian="normal" style:font-weight-complex="normal"/>
    </style:style>
    <style:style style:name="P28" style:family="paragraph" style:parent-style-name="Table_20_Contents" style:list-style-name="L7">
      <style:paragraph-properties fo:text-align="start" style:justify-single-word="false"/>
      <style:text-properties fo:font-weight="normal" officeooo:rsid="0035d319" officeooo:paragraph-rsid="0035d319" style:font-weight-asian="normal" style:font-weight-complex="normal"/>
    </style:style>
    <style:style style:name="P29" style:family="paragraph" style:parent-style-name="Table_20_Contents" style:list-style-name="L7">
      <style:paragraph-properties fo:text-align="start" style:justify-single-word="false"/>
      <style:text-properties fo:font-weight="normal" officeooo:rsid="00372e40" officeooo:paragraph-rsid="00372e40" style:font-weight-asian="normal" style:font-weight-complex="normal"/>
    </style:style>
    <style:style style:name="P30" style:family="paragraph" style:parent-style-name="Table_20_Contents">
      <style:text-properties officeooo:rsid="003a993b" officeooo:paragraph-rsid="003a993b"/>
    </style:style>
    <style:style style:name="P31" style:family="paragraph">
      <style:paragraph-properties style:writing-mode="lr-tb"/>
    </style:style>
    <style:style style:name="P32" style:family="paragraph">
      <style:paragraph-properties fo:text-align="center"/>
    </style:style>
    <style:style style:name="T1" style:family="text">
      <style:text-properties officeooo:rsid="001ae1b8"/>
    </style:style>
    <style:style style:name="T2" style:family="text">
      <style:text-properties officeooo:rsid="001b017f"/>
    </style:style>
    <style:style style:name="T3" style:family="text">
      <style:text-properties officeooo:rsid="002a866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f0ecb"/>
    </style:style>
    <style:style style:name="T6" style:family="text">
      <style:text-properties officeooo:rsid="00305a2c"/>
    </style:style>
    <style:style style:name="T7" style:family="text">
      <style:text-properties style:text-line-through-style="none" style:text-line-through-type="none" style:text-underline-style="none" style:text-blinking="false"/>
    </style:style>
    <style:style style:name="T8" style:family="text">
      <style:text-properties officeooo:rsid="003528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665in" fo:min-width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2311in" fo:min-width="1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4745619256320">
          <table:table-cell table:style-name="Table1.A1" office:value-type="string">
            <text:p text:style-name="P1">Installation:</text:p>
            <text:p text:style-name="P2">vm = 172.28.255.16</text:p>
            <text:p text:style-name="P2"/>
            <text:p text:style-name="P2"><text:a xlink:type="simple" xlink:href="https://www.digitalocean.com/community/tutorials/how-to-install-bacula-server-on-centos-7" text:style-name="Internet_20_link" text:visited-style-name="Visited_20_Internet_20_Link">https://www.digitalocean.com/community/tutorials/how-to-install-bacula-server-on-centos-7</text:a></text:p>
            <text:p text:style-name="P2"/>
            <text:p text:style-name="P3">bconsole: </text:p>
            <text:list xml:id="list783047310" text:style-name="L1">
              <text:list-item>
                <text:p text:style-name="P14">cant connected to bacula-dir @ 9101</text:p>
              </text:list-item>
              <text:list-item>
                <text:p text:style-name="P14">port 9101 not listening : <text:span text:style-name="T2">changing “DirAddress = 172.28.255.16”</text:span></text:p>
              </text:list-item>
              <text:list-item>
                <text:p text:style-name="P15">changing password in “bconsole.conf” Password=”@@DIR_PASSWORD@@” of Director{ ..}</text:p>
              </text:list-item>
            </text:list>
            <text:p text:style-name="P3"/>
            <text:list xml:id="list152560146746000" text:continue-numbering="true" text:style-name="L1">
              <text:list-header>
                <text:p text:style-name="P14"/>
              </text:list-header>
            </text:list>
          </table:table-cell>
        </table:table-row>
        <table:table-row table:style-name="TableLine94745631522928">
          <table:table-cell table:style-name="Table1.A2" office:value-type="string">
            <text:p text:style-name="P4">Jobs and schedules</text:p>
            <text:p text:style-name="P4">- <text:span text:style-name="T1">each task are performed with jobs. Jobs are specified with: . A backup job generally consists of a FileSet, </text:span>a Client, a Schedule for one or several levels or times of backups, a Pool</text:p>
          </table:table-cell>
        </table:table-row>
        <table:table-row table:style-name="TableLine94745631523552">
          <table:table-cell table:style-name="Table1.A2" office:value-type="string">
            <text:p text:style-name="P4"><draw:custom-shape text:anchor-type="paragraph" draw:z-index="2" draw:name="Shape3_0" draw:style-name="gr1" draw:text-style-name="P31" svg:width="0.698in" svg:height="0.1669in" svg:x="4.0898in" svg:y="0.1102in"><text:p text:style-name="P31">volume1</text:p><draw:enhanced-geometry svg:viewBox="0 0 21600 21600" draw:type="rectangle" draw:enhanced-path="M 0 0 L 21600 0 21600 21600 0 21600 0 0 Z N"/></draw:custom-shape><draw:custom-shape text:anchor-type="paragraph" draw:z-index="0" draw:name="Shape1" draw:style-name="gr2" draw:text-style-name="P32" svg:width="1.7398in" svg:height="1.7398in" svg:x="3.652in" svg:y="0.0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ools, volumes and labels</text:p>
            <text:p text:style-name="P4"/>
            <text:p text:style-name="P4"><draw:custom-shape text:anchor-type="paragraph" draw:z-index="1" draw:name="Shape3" draw:style-name="gr1" draw:text-style-name="P31" svg:width="0.698in" svg:height="0.1669in" svg:x="3.9126in" svg:y="0.0709in"><text:p text:style-name="P31">volume4</text:p><draw:enhanced-geometry svg:viewBox="0 0 21600 21600" draw:type="rectangle" draw:enhanced-path="M 0 0 L 21600 0 21600 21600 0 21600 0 0 Z N"/></draw:custom-shape>- <text:span text:style-name="T1">circle = Pool</text:span></text:p>
            <text:p text:style-name="P4"><draw:custom-shape text:anchor-type="paragraph" draw:z-index="3" draw:name="Shape3_1" draw:style-name="gr1" draw:text-style-name="P31" svg:width="0.698in" svg:height="0.1669in" svg:x="4.5583in" svg:y="0.0457in"><text:p text:style-name="P31">volume3</text:p><draw:enhanced-geometry svg:viewBox="0 0 21600 21600" draw:mirror-horizontal="false" draw:mirror-vertical="false" draw:type="rectangle" draw:enhanced-path="M 0 0 L 21600 0 21600 21600 0 21600 0 0 Z N"/></draw:custom-shape>- <text:span text:style-name="T1">rectangle = volumes, </text:span></text:p>
            <text:p text:style-name="P4"><draw:custom-shape text:anchor-type="paragraph" draw:z-index="4" draw:name="Shape3_2" draw:style-name="gr1" draw:text-style-name="P31" svg:width="0.698in" svg:height="0.1669in" svg:x="4.0374in" svg:y="0.1354in"><text:p text:style-name="P31">volume2</text:p><draw:enhanced-geometry svg:viewBox="0 0 21600 21600" draw:type="rectangle" draw:enhanced-path="M 0 0 L 21600 0 21600 21600 0 21600 0 0 Z N"/></draw:custom-shape>- <text:span text:style-name="T1">volume1, volume2 , .. are all labels.</text:span></text:p>
            <text:p text:style-name="P4"/>
            <text:p text:style-name="P4"/>
            <text:p text:style-name="P4"/>
            <text:p text:style-name="P4"/>
          </table:table-cell>
        </table:table-row>
        <table:table-row table:style-name="TableLine94745631635744">
          <table:table-cell table:style-name="Table1.A2" office:value-type="string">
            <text:list xml:id="list16332574" text:style-name="L2">
              <text:list-item>
                <text:p text:style-name="P16">Director</text:p>
              </text:list-item>
              <text:list-item>
                <text:p text:style-name="P16">storage</text:p>
              </text:list-item>
              <text:list-item>
                <text:p text:style-name="P16">file</text:p>
              </text:list-item>
              <text:list-item>
                <text:p text:style-name="P16">console</text:p>
              </text:list-item>
              <text:list-item>
                <text:p text:style-name="P16">monitor</text:p>
              </text:list-item>
              <text:list-item>
                <text:p text:style-name="P17">catalog</text:p>
              </text:list-item>
            </text:list>
            <text:p text:style-name="P4"/>
            <text:p text:style-name="P4"/>
            <text:p text:style-name="P4"/>
          </table:table-cell>
        </table:table-row>
        <table:table-row table:style-name="TableLine94745631637568">
          <table:table-cell table:style-name="Table1.A2" office:value-type="string">
            <text:list xml:id="list152560514891371" text:continue-numbering="true" text:style-name="L2">
              <text:list-header>
                <text:p text:style-name="P18">BACULA-director-test</text:p>
              </text:list-header>
              <text:list-item>
                <text:p text:style-name="P18">BACULA-storage-test</text:p>
              </text:list-item>
              <text:list-item>
                <text:p text:style-name="P18">BACULA-storage-II</text:p>
              </text:list-item>
              <text:list-item>
                <text:p text:style-name="P18">BACULA-filedisk-test</text:p>
              </text:list-item>
            </text:list>
            <text:p text:style-name="P12"/>
            <text:p text:style-name="P12"/>
            <text:list xml:id="list152560609807056" text:continue-numbering="true" text:style-name="L2">
              <text:list-item>
                <text:p text:style-name="P19">Bacula director = 172.28.255.17</text:p>
              </text:list-item>
              <text:list-item>
                <text:p text:style-name="P19">storage = .1<text:span text:style-name="T5">9, gets corrputed when trying to clean with command </text:span></text:p>
                <text:p text:style-name="P20">“ <text:span text:style-name="T5">find / -type d -name “bacula” -exec rm -rf {} \; </text:span></text:p>
                <text:p text:style-name="P20"><text:span text:style-name="T5">and “fiind / -type d -name “sql” -exec rm -rf {} \; ” <text:s/></text:span>“</text:p>
                <text:p text:style-name="P20"/>
              </text:list-item>
              <text:list-item>
                <text:p text:style-name="P19">file disc = .<text:span text:style-name="T5">18</text:span></text:p>
              </text:list-item>
            </text:list>
          </table:table-cell>
        </table:table-row>
        <table:table-row table:style-name="TableLine94745631638416">
          <table:table-cell table:style-name="Table1.A2" office:value-type="string">
            <text:p text:style-name="P5"/>
            <text:p text:style-name="P5">bacula-dir.conf</text:p>
            <text:p text:style-name="P5"><text:soft-page-break/></text:p>
            <text:p text:style-name="P5"/>
            <text:p text:style-name="P5">bacula-sd.conf</text:p>
            <text:p text:style-name="P5"/>
            <text:p text:style-name="P5"/>
            <text:p text:style-name="P5">bacula-fd.conf</text:p>
            <text:p text:style-name="P5"/>
            <text:p text:style-name="P5"/>
            <text:p text:style-name="P5">bconsole.conf</text:p>
            <text:p text:style-name="P5"/>
          </table:table-cell>
        </table:table-row>
        <table:table-row table:style-name="TableLine94745631639056">
          <table:table-cell table:style-name="Table1.A2" office:value-type="string">
            <text:p text:style-name="P6">Using postgresql as Database.</text:p>
            <text:p text:style-name="P6"/>
            <text:p text:style-name="P6"><text:a xlink:type="simple" xlink:href="https://www.hostinger.com/tutorials/how-to-install-postgresql-on-centos-7/" text:style-name="Internet_20_link" text:visited-style-name="Visited_20_Internet_20_Link">https://www.hostinger.com/tutorials/how-to-install-postgresql-on-centos-7/</text:a></text:p>
            <text:p text:style-name="P6"/>
            <text:p text:style-name="P6"/>
          </table:table-cell>
        </table:table-row>
        <table:table-row table:style-name="TableLine94745631639696">
          <table:table-cell table:style-name="Table1.A2" office:value-type="string">
            <text:p text:style-name="P7">Issue:</text:p>
            <text:p text:style-name="P7">connecting to storage deamon:</text:p>
            <text:p text:style-name="P7"><text:span text:style-name="T4">dont forget to mount storage device</text:span> : <text:span text:style-name="T3">permission error, bacula needs read, write and execute permission .</text:span></text:p>
            <text:p text:style-name="P7"/>
            <text:p text:style-name="P9">No full backups found:</text:p>
            <text:p text:style-name="P9"/>
          </table:table-cell>
        </table:table-row>
        <table:table-row table:style-name="TableLine94745631640384">
          <table:table-cell table:style-name="Table1.A2" office:value-type="string">
            <text:p text:style-name="P8">Director:</text:p>
            <text:list xml:id="list442893033" text:style-name="L3">
              <text:list-item>
                <text:p text:style-name="P21">director address, password</text:p>
              </text:list-item>
              <text:list-item>
                <text:p text:style-name="P21">storage address, password</text:p>
              </text:list-item>
              <text:list-item>
                <text:p text:style-name="P21">catalog address, password</text:p>
              </text:list-item>
              <text:list-item>
                <text:p text:style-name="P21">job for <text:s/>backup, job for restore</text:p>
              </text:list-item>
              <text:list-item>
                <text:p text:style-name="P21">file set ; what to store</text:p>
              </text:list-item>
            </text:list>
          </table:table-cell>
        </table:table-row>
        <table:table-row table:style-name="TableLine94745631640992">
          <table:table-cell table:style-name="Table1.A2" office:value-type="string">
            <text:p text:style-name="P10">Bootstrap:</text:p>
            <text:p text:style-name="P10">-</text:p>
            <text:p text:style-name="P7"/>
          </table:table-cell>
        </table:table-row>
        <table:table-row table:style-name="TableLine94745631641600">
          <table:table-cell table:style-name="Table1.A2" office:value-type="string">
            <text:p text:style-name="P11">Retention <text:span text:style-name="T5">period</text:span></text:p>
            <text:list xml:id="list3501359871" text:style-name="L4">
              <text:list-item>
                <text:p text:style-name="P22">job retention</text:p>
              </text:list-item>
              <text:list-item>
                <text:p text:style-name="P22">volume retention</text:p>
              </text:list-item>
              <text:list-item>
                <text:p text:style-name="P22">pool retention</text:p>
              </text:list-item>
            </text:list>
            <text:p text:style-name="P11">purge:</text:p>
            <text:p text:style-name="P11"/>
            <text:p text:style-name="P11">purne: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row table:style-name="TableLine94745631648512">
          <table:table-cell table:style-name="Table2.A1" office:value-type="string">
            <text:p text:style-name="P13">ANSIBLE</text:p>
          </table:table-cell>
        </table:table-row>
        <table:table-row table:style-name="TableLine94745631653776">
          <table:table-cell table:style-name="Table2.A2" office:value-type="string">
            <text:p text:style-name="Standard"><text:bookmark text:name="hs_cos_wrapper_module_13892079309161998"/>Ansible is a radically simple IT automation engine that automates <text:a xlink:type="simple" xlink:href="https://www.ansible.com/provisioning?hsLang=en-us" text:style-name="Internet_20_link" text:visited-style-name="Visited_20_Internet_20_Link"><text:span text:style-name="T7">cloud provisioning</text:span></text:a>, <text:a xlink:type="simple" xlink:href="https://www.ansible.com/configuration-management?hsLang=en-us" text:style-name="Internet_20_link" text:visited-style-name="Visited_20_Internet_20_Link"><text:span text:style-name="T7">configuration management</text:span></text:a>, <text:a xlink:type="simple" xlink:href="https://www.ansible.com/application-deployment?hsLang=en-us" text:style-name="Internet_20_link" text:visited-style-name="Visited_20_Internet_20_Link"><text:span text:style-name="T7">application deployment</text:span></text:a>, <text:a xlink:type="simple" xlink:href="https://www.ansible.com/orchestration?hsLang=en-us" text:style-name="Internet_20_link" text:visited-style-name="Visited_20_Internet_20_Link"><text:span text:style-name="T7">intra-service orchestration</text:span></text:a>, and many other IT needs.</text:p>
            <text:p text:style-name="Table_20_Contents">- <text:span text:style-name="T6">written in YAML </text:span></text:p>
            <text:p text:style-name="Table_20_Contents">- <text:span text:style-name="T6">set of instructions are packaged in “ansible modules”</text:span></text:p>
            <text:p text:style-name="Table_20_Contents">-</text:p>
          </table:table-cell>
        </table:table-row>
        <table:table-row table:style-name="TableLine94745631655168">
          <table:table-cell table:style-name="Table2.A2" office:value-type="string">
            <text:p text:style-name="P23"/>
            <text:p text:style-name="P24">Getting backup</text:p>
            <text:p text:style-name="P24"/>
            <text:list xml:id="list276305436" text:style-name="L6">
              <text:list-item>
                <text:p text:style-name="P25">make a <text:s/>test directory, </text:p>
              </text:list-item>
              <text:list-item>
                <text:p text:style-name="P25">add some dummy files to it.</text:p>
              </text:list-item>
              <text:list-item>
                <text:p text:style-name="P26">Now change Fileset to backup @ bacula-dir.conf, in Fileset resources</text:p>
              </text:list-item>
              <text:list-item>
                <text:p text:style-name="P26">login to bacula console</text:p>
              </text:list-item>
              <text:list-item>
                <text:p text:style-name="P26">assign label</text:p>
              </text:list-item>
              <text:list-item>
                <text:p text:style-name="P26">Enter name of <text:s/>volume:</text:p>
              </text:list-item>
              <text:list-item>
                <text:p text:style-name="P26">select pools (make sure that bacula-fd is running in the client machine <text:span text:style-name="T8">and director is pointing to the client)</text:span></text:p>
              </text:list-item>
              <text:list-item>
                <text:p text:style-name="P27">type “run” in console to run backing up:</text:p>
              </text:list-item>
              <text:list-item>
                <text:p text:style-name="P27">select job as you want to backup</text:p>
              </text:list-item>
              <text:list-item>
                <text:p text:style-name="P27">we can view the director status with “status director” cms</text:p>
              </text:list-item>
              <text:list-item>
                <text:p text:style-name="P27">browse to the backup folder to verify the backup</text:p>
                <text:p text:style-name="P27"/>
              </text:list-item>
            </text:list>
          </table:table-cell>
        </table:table-row>
        <table:table-row table:style-name="TableLine94745631659136">
          <table:table-cell table:style-name="Table2.A2" office:value-type="string">
            <text:p text:style-name="P24">Getting restore:</text:p>
            <text:p text:style-name="P24"/>
            <text:p text:style-name="P24"/>
            <text:list xml:id="list3546218042" text:style-name="L7">
              <text:list-item>
                <text:p text:style-name="P28">connect to bacula console</text:p>
              </text:list-item>
              <text:list-item>
                <text:p text:style-name="P28">type command “restore all“</text:p>
              </text:list-item>
              <text:list-item>
                <text:p text:style-name="P28">Enter 5 to backup recent file</text:p>
              </text:list-item>
              <text:list-item>
                <text:p text:style-name="P29">select full set</text:p>
              </text:list-item>
              <text:list-item>
                <text:p text:style-name="P29">latest backup would be selected.</text:p>
              </text:list-item>
              <text:list-item>
                <text:p text:style-name="P29">Enter “done”</text:p>
              </text:list-item>
              <text:list-item>
                <text:p text:style-name="P29">view director status with “ status director” command</text:p>
              </text:list-item>
              <text:list-item>
                <text:p text:style-name="P29">browse to restore directory to check if restore success.</text:p>
              </text:list-item>
              <text:list-item>
                <text:p text:style-name="P29"><text:s/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Table_20_Contents"/>
            <text:p text:style-name="P30">1) three new vms</text:p>
            <text:p text:style-name="P30">install all packages with ansible:</text:p>
            <text:p text:style-name="P30"/>
            <text:p text:style-name="P30">2) bacula-director</text:p>
            <text:p text:style-name="P30">3) bacula-storage</text:p>
            <text:p text:style-name="P30">4) bacula-fd</text:p>
            <text:p text:style-name="P30"/>
            <text:p text:style-name="P30"/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1:53:55.533281387</meta:creation-date>
    <meta:generator>LibreOffice/6.4.7.2$Linux_X86_64 LibreOffice_project/40$Build-2</meta:generator>
    <dc:date>2021-11-12T15:25:59.023583122</dc:date>
    <meta:editing-duration>PT21H25M30S</meta:editing-duration>
    <meta:editing-cycles>20</meta:editing-cycles>
    <meta:document-statistic meta:table-count="2" meta:image-count="0" meta:object-count="0" meta:page-count="3" meta:paragraph-count="87" meta:word-count="440" meta:character-count="2671" meta:non-whitespace-character-count="2350"/>
  </office:meta>
</office:document-meta>
</file>